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96883200" text:id="ct996883200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xml:id="ct996883296" text:id="ct996883296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162451062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996913904" text:id="ct996913904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change-start text:change-id="ct996883200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955804473" text:style-name="L2">
        <text:list-item>
          <text:p text:style-name="P14">OpenLCB Common Information Technical Note</text:p>
        </text:list-item>
      </text:list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P1"><text:change-end text:change-id="ct996883200"/><text:change text:change-id="ct996883296"/><text:change-start text:change-id="ct996913904"/>Below this is just a collection of pieces from other docs right now.<text:change-end text:change-id="ct99691390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997047536" text:id="ct99704753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997047664" text:id="ct99704766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997047536"/><text:change-start text:change-id="ct997047664"/>OpenLCB-CAN Praesent Gravida Standard or Technical Note<text:change-end text:change-id="ct997047664"/></text:p>
      </style:header>
      <style:footer>
        <text:tracked-changes>
          <text:changed-region xml:id="ct997047184" text:id="ct9970471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997047824" text:id="ct99704782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997047920" text:id="ct99704792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997047184"/><text:change-start text:change-id="ct997047824"/><text:span text:style-name="MT2">Copyright 2010, by J. Day, D. Harris, B. Jacobsen, and A. Shepherd</text:span><text:change-end text:change-id="ct997047824"/><text:change text:change-id="ct99704792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9:19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947321696" text:id="ct94732169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947322400" text:id="ct9473224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947322496" text:id="ct947322496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xml:id="ct947324816" text:id="ct947324816">
            <text:deletion>
              <office:change-info>
                <dc:creator>Bob Jacobsen</dc:creator>
                <dc:date>2010-10-08T21:58:00</dc:date>
              </office:change-info>
              <text:p text:style-name="MP7">(title)</text:p>
            </text:deletion>
          </text:changed-region>
          <text:changed-region xml:id="ct947324912" text:id="ct947324912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xml:id="ct947325008" text:id="ct9473250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947322672" text:id="ct947322672">
            <text:insertion>
              <office:change-info>
                <dc:creator>Bob Jacobsen</dc:creator>
                <dc:date>2010-10-14T08:42:00</dc:date>
              </office:change-info>
            </text:insertion>
          </text:changed-region>
          <text:changed-region xml:id="ct947317488" text:id="ct94731748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947316704" text:id="ct94731670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947321696"/><text:change-start text:change-id="ct947322400"/>OpenLCB St<text:change-end text:change-id="ct947322400"/><text:change-start text:change-id="ct947322496"/>andard<text:change-end text:change-id="ct94732249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947324816"/><text:change-start text:change-id="ct947324912"/>OpenLCB Event Identifiers<text:change-end text:change-id="ct9473249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947325008"/><text:change-start text:change-id="ct947322672"/><text:date style:data-style-name="N75" text:date-value="2011-07-23T20:09:19.99">Jul 23, 2011</text:date><text:change-end text:change-id="ct947322672"/></text:p>
            </table:table-cell>
            <table:table-cell table:style-name="Table1.C1" office:value-type="string">
              <text:p text:style-name="MP7"><text:change text:change-id="ct947317488"/><text:change-start text:change-id="ct947316704"/>Preliminary<text:change-end text:change-id="ct947316704"/></text:p>
            </table:table-cell>
          </table:table-row>
        </table:table>
        <text:p text:style-name="Header"/>
      </style:header>
      <style:footer>
        <text:tracked-changes>
          <text:changed-region xml:id="ct1027381520" text:id="ct1027381520">
            <text:deletion>
              <office:change-info>
                <dc:creator>Bob Jacobsen</dc:creator>
                <dc:date>2011-07-23T20:09:00</dc:date>
              </office:change-info>
              <text:p text:style-name="MP8"><text:span text:style-name="MT5">Copyright 20</text:span></text:p>
            </text:deletion>
          </text:changed-region>
          <text:changed-region xml:id="ct978736640" text:id="ct97873664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223444000" text:id="ct1223444000">
            <text:deletion>
              <office:change-info>
                <dc:creator>Bob Jacobsen</dc:creator>
                <dc:date>2011-07-23T20:09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947331664" text:id="ct94733166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682237152" text:id="ct682237152">
            <text:deletion>
              <office:change-info>
                <dc:creator>Bob Jacobsen</dc:creator>
                <dc:date>2011-07-23T20:09:00</dc:date>
              </office:change-info>
              <text:p text:style-name="MP8"><text:span text:style-name="MT5">and A. Shepherd</text:span></text:p>
            </text:deletion>
          </text:changed-region>
          <text:changed-region xml:id="ct891381248" text:id="ct891381248">
            <text:insertion>
              <office:change-info>
                <dc:creator>Bob Jacobsen</dc:creator>
                <dc:date>2011-07-23T20:09:00</dc:date>
              </office:change-info>
            </text:insertion>
          </text:changed-region>
        </text:tracked-changes>
        <text:p text:style-name="MP8"><text:change text:change-id="ct1027381520"/><text:change text:change-id="ct978736640"/><text:change text:change-id="ct1223444000"/><text:change text:change-id="ct947331664"/><text:change text:change-id="ct682237152"/><text:change-start text:change-id="ct89138124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91381248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9:19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6</meta:editing-cycles>
    <meta:editing-duration>PT11H53M13S</meta:editing-duration>
    <meta:generator>OpenOffice.org/3.3$Unix OpenOffice.org_project/330m20$Build-9567</meta:generator>
    <dc:date>2011-07-23T20:09:20</dc:date>
    <dc:creator>Bob Jacobsen</dc:creator>
    <meta:keyword>OpenLCB Event Identifiers</meta:keyword>
    <meta:document-statistic meta:table-count="1" meta:image-count="1" meta:object-count="0" meta:page-count="2" meta:paragraph-count="43" meta:word-count="331" meta:character-count="2149"/>
    <meta:user-defined meta:name="Info 1"/>
    <meta:user-defined meta:name="Info 2"/>
    <meta:user-defined meta:name="Info 3"/>
    <meta:user-defined meta:name="Info 4"/>
  </office:meta>
</office:document-meta>
</file>